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margin-bottom="0.1389in" fo:line-height="115%"/>
      <style:text-properties style:font-name="Times" fo:font-size="11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Customer Services:</text:p>
      <text:p text:style-name="P1">08456 049 049</text:p>
      <text:p text:style-name="P1">This is a VAT receipt</text:p>
      <text:p text:style-name="P1">Order ID</text:p>
      <text:p text:style-name="P1">40169547</text:p>
      <text:p text:style-name="P1">Date placed</text:p>
      <text:p text:style-name="P1">26 November 2013 06:35</text:p>
      <text:p text:style-name="P1">John Lewis</text:p>
      <text:p text:style-name="P1">Miss <text:s/>Olwen <text:s text:c="2"/>Davies</text:p>
      <text:p text:style-name="P1">114, <text:s/>Harrow Road, <text:s/>Nottingham, <text:s/>UK </text:p>
      <text:p text:style-name="P1">NG8 1FN</text:p>
      <text:p text:style-name="P1"/>
      <text:p text:style-name="P1">T:07855960438</text:p>
      <text:p text:style-name="P1"/>
      <text:p text:style-name="P1">Order details</text:p>
      <text:p text:style-name="P1">Description</text:p>
      <text:p text:style-name="P1">Qty<text:tab/>Unit price</text:p>
      <text:p text:style-name="P1">ex VAT<text:tab/>Total</text:p>
      <text:p text:style-name="P1">ex VAT<text:tab/>VAT</text:p>
      <text:p text:style-name="P1">(%)<text:tab/>VAT</text:p>
      <text:p text:style-name="P1">charged<text:tab/>Total</text:p>
      <text:p text:style-name="P1">inc VAT</text:p>
      <text:p text:style-name="P1">Apple MacBook Pro, MD101B/A, Intel Core i5, 500GB, 4GB RAM, 13.3"</text:p>
      <text:p text:style-name="P1">Product code :86010315</text:p>
      <text:p text:style-name="P1">1<text:tab/>£832.50<text:tab/>£832.50<text:tab/>20.0%<text:tab/>£166.50<text:tab/>£999.00</text:p>
      <text:p text:style-name="P1">Free warranties</text:p>
      <text:p text:style-name="P1">Apple MacBook Pro, MD101B/A, Intel Core i5, 500GB, 4GB RAM, 13.3" (Sku no. 231656819)</text:p>
      <text:p text:style-name="P1">3 year Guarantee</text:p>
      <text:p text:style-name="P1">Summary</text:p>
      <text:p text:style-name="P1">Sub-total<text:tab/>£832.50<text:tab/><text:tab/>£166.50<text:tab/>£999.00</text:p>
      <text:p text:style-name="P1">Total<text:tab/>£832.50<text:tab/>£166.50<text:tab/>£999.00</text:p>
      <text:p text:style-name="P1">VAT Reg. No 232 4572 80</text:p>
      <text:p text:style-name="P1">John Lewis Plc, 171 Victoria Street, London, SW1E 5NN</text:p>
      <text:p text:style-name="P1">If you have any questions, please contact us Customer Service te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